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style:font-name="Couri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26cm" svg:height="29.935cm" svg:x="3.667cm" svg:y="1.129cm">
          <draw:text-box>
            <text:p text:style-name="P1">{</text:p>
            <text:p text:style-name="P1"><text:tab/>“mccv”:{</text:p>
            <text:p text:style-name="P1"><text:tab/><text:tab/>“Users”:{</text:p>
            <text:p text:style-name="P1"><text:tab/><text:tab/><text:tab/>“email”:{</text:p>
            <text:p text:style-name="P1"><text:tab/><text:tab/><text:tab/><text:tab/>“name”:”email”,</text:p>
            <text:p text:style-name="P1"><text:tab/><text:tab/><text:tab/><text:tab/>“value”:”foo@bar.com”</text:p>
            <text:p text:style-name="P1"><text:tab/><text:tab/><text:tab/><text:tab/>},</text:p>
            <text:p text:style-name="P1"><text:tab/><text:tab/><text:tab/>“website”:{</text:p>
            <text:p text:style-name="P1"><text:tab/><text:tab/><text:tab/><text:tab/>“name”:”website”,</text:p>
            <text:p text:style-name="P1"><text:tab/><text:tab/><text:tab/><text:tab/>“valus”:”http://bar.com”</text:p>
            <text:p text:style-name="P1"><text:tab/><text:tab/><text:tab/><text:tab/>}</text:p>
            <text:p text:style-name="P1"><text:tab/><text:tab/><text:tab/>},</text:p>
            <text:p text:style-name="P1"><text:tab/><text:tab/>“Stats”:{</text:p>
            <text:p text:style-name="P1"><text:tab/><text:tab/><text:tab/>“visits”:{</text:p>
            <text:p text:style-name="P1"><text:tab/><text:tab/><text:tab/><text:tab/>“name”:”visits”,</text:p>
            <text:p text:style-name="P1"><text:tab/><text:tab/><text:tab/><text:tab/>“value”:”243”</text:p>
            <text:p text:style-name="P1"><text:tab/><text:tab/><text:tab/><text:tab/>}</text:p>
            <text:p text:style-name="P1"><text:tab/><text:tab/><text:tab/>}</text:p>
            <text:p text:style-name="P1"><text:tab/><text:tab/>},</text:p>
            <text:p text:style-name="P1"><text:tab/></text:p>
            <text:p text:style-name="P1"><text:tab/>“user2”:{</text:p>
            <text:p text:style-name="P1"><text:tab/><text:tab/>“Users”:{</text:p>
            <text:p text:style-name="P1"><text:tab/><text:tab/><text:tab/>“email”:{</text:p>
            <text:p text:style-name="P1"><text:tab/><text:tab/><text:tab/><text:tab/>“name”:”email”,</text:p>
            <text:p text:style-name="P1"><text:tab/><text:tab/><text:tab/><text:tab/>“value”:”user2@bar.com”</text:p>
            <text:p text:style-name="P1"><text:tab/><text:tab/><text:tab/>},</text:p>
            <text:p text:style-name="P1"><text:tab/><text:tab/><text:tab/>“twitter”:{</text:p>
            <text:p text:style-name="P1"><text:tab/><text:tab/><text:tab/><text:tab/>“name”:”twitter”,</text:p>
            <text:p text:style-name="P1"><text:tab/><text:tab/><text:tab/><text:tab/>“value”:”user2”</text:p>
            <text:p text:style-name="P1"><text:tab/><text:tab/><text:tab/><text:tab/>}</text:p>
            <text:p text:style-name="P1"><text:tab/><text:tab/><text:tab/>}</text:p>
            <text:p text:style-name="P1"><text:tab/><text:tab/>}</text:p>
            <text:p text:style-name="P1"/>
            <text:p text:style-name="P1"><text:tab/>}</text:p>
            <text:p text:style-name="P1"/>
            <text:p text:style-name="P1"><text:tab/><text:tab/></text:p>
            <text:p text:style-name="P1"><text:tab/><text:tab/></text:p>
            <text:p text:style-name="P1"/>
            <text:p text:style-name="P1"><text:tab/><text:tab/></text:p>
            <text:p text:style-name="P1"/>
            <text:p text:style-name="P1"><text:tab/><text:tab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1T03:48:49.851112758</meta:creation-date>
    <dc:date>2015-09-01T04:07:42.817698342</dc:date>
    <meta:editing-duration>PT40S</meta:editing-duration>
    <meta:editing-cycles>1</meta:editing-cycles>
    <meta:document-statistic meta:object-count="1"/>
    <meta:generator>LibreOffice/4.2.8.2$Linux_X86_64 LibreOffice_project/420m0$Build-2</meta:generator>
  </office:meta>
</office:document-meta>
</file>